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4" style:family="graphic" style:parent-style-name="standard">
      <style:graphic-properties svg:stroke-width="0.203cm" svg:stroke-color="#ff0000" draw:marker-start-width="0.812cm" draw:marker-end-width="0.812cm" draw:textarea-horizontal-align="justify" draw:textarea-vertical-align="middle" draw:auto-grow-height="false" fo:padding-top="0.226cm" fo:padding-bottom="0.226cm" fo:padding-left="0.351cm" fo:padding-right="0.35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3cm" fo:min-width="0.942cm"/>
    </style:style>
    <style:style style:name="gr6" style:family="graphic" style:parent-style-name="objectwithoutfill">
      <style:graphic-properties svg:stroke-width="0.203cm" svg:stroke-color="#ff0000" draw:marker-start-width="0.813cm" draw:marker-end-width="0.813cm" draw:fill="none" draw:textarea-vertical-align="middle" fo:padding-top="0.226cm" fo:padding-bottom="0.226cm" fo:padding-left="0.351cm" fo:padding-right="0.351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0000"/>
      <style:paragraph-properties fo:text-align="center"/>
    </style:style>
    <style:style style:name="P3" style:family="paragraph">
      <loext:graphic-properties draw:fill="none" draw:fill-color="#ffffff"/>
      <style:text-properties fo:font-size="48pt" fo:font-weight="bold" style:font-size-asian="18pt" style:font-weight-asian="bold" style:font-size-complex="18pt" style:font-weight-complex="600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size="48pt" fo:font-weight="bold" style:font-size-asian="18pt" style:font-weight-asian="bold" style:font-size-complex="18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8.382cm" svg:height="1.016cm" draw:transform="rotate (-0.93863807172255) translate (2.737cm 3.564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382cm" svg:height="1.017cm" draw:transform="rotate (-0.93863807172255) translate (9.227cm 3.565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" draw:layer="layout" svg:width="8.382cm" svg:height="1.017cm" draw:transform="rotate (-0.93863807172255) translate (2.736cm 11.356cm)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" draw:text-style-name="P1" draw:layer="layout" svg:width="8.382cm" svg:height="1.017cm" draw:transform="rotate (-0.93863807172255) translate (9.226cm 11.355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2" draw:text-style-name="P1" draw:layer="layout" svg:width="4.572cm" svg:height="4.572cm" svg:x="5.658cm" svg:y="8.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54cm" svg:height="3.448cm" svg:x="6.728cm" svg:y="8.752cm">
          <text:p/>
          <draw:enhanced-geometry svg:viewBox="0 0 21600 21600" draw:text-areas="?f0 ?f7 ?f2 21600" draw:type="up-arrow" draw:modifiers="10680.2146690519 6443.44746162928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3.556cm" svg:height="3.556cm" svg:x="1.27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556cm" svg:height="3.556cm" svg:x="11.398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556cm" svg:height="3.556cm" svg:x="1.271cm" svg:y="15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.556cm" svg:height="3.556cm" svg:x="11.399cm" svg:y="15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1.442cm" svg:height="2.143cm" svg:x="12.54cm" svg:y="16.372cm">
          <draw:text-box>
            <text:p><text:span text:style-name="T1">1</text:span></text:p>
          </draw:text-box>
        </draw:frame>
        <draw:g>
          <draw:line draw:style-name="gr6" draw:text-style-name="P4" draw:layer="layout" svg:x1="13.628cm" svg:y1="15.186cm" svg:x2="14.136cm" svg:y2="15.948cm">
            <text:p/>
          </draw:line>
          <draw:line draw:style-name="gr6" draw:text-style-name="P4" draw:layer="layout" svg:x1="13.428cm" svg:y1="16.51cm" svg:x2="14.182cm" svg:y2="15.867cm">
            <text:p/>
          </draw:line>
        </draw:g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2T02:13:06.037563475</meta:creation-date>
    <dc:date>2016-05-19T16:50:47.132420502</dc:date>
    <meta:editing-duration>PT8M42S</meta:editing-duration>
    <meta:editing-cycles>15</meta:editing-cycles>
    <meta:generator>LibreOffice/5.1.2.2$Linux_X86_64 LibreOffice_project/10m0$Build-2</meta:generator>
    <meta:document-statistic meta:object-count="37"/>
  </office:meta>
</office:document-meta>
</file>